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1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99cc6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33cm"/>
    </style:style>
    <style:style style:name="gr8" style:family="graphic" style:parent-style-name="standard">
      <style:graphic-properties draw:stroke="none" svg:stroke-color="#000000" draw:fill="none" draw:fill-color="#ffffff" fo:min-height="1.59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93cm"/>
    </style:style>
    <style:style style:name="gr10" style:family="graphic" style:parent-style-name="standard">
      <style:graphic-properties draw:stroke="none" svg:stroke-color="#000000" draw:fill="none" draw:fill-color="#ffffff" fo:min-height="1.465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657cm"/>
    </style:style>
    <style:style style:name="gr13" style:family="graphic" style:parent-style-name="standard">
      <style:graphic-properties draw:stroke="none" svg:stroke-color="#000000" draw:fill="none" draw:fill-color="#ffffff" fo:min-height="0.909cm"/>
    </style:style>
    <style:style style:name="gr14" style:family="graphic" style:parent-style-name="standard">
      <style:graphic-properties draw:stroke="none" svg:stroke-color="#000000" draw:fill="none" draw:fill-color="#ffffff" fo:min-height="1.528cm"/>
    </style:style>
    <style:style style:name="gr15" style:family="graphic" style:parent-style-name="standard">
      <style:graphic-properties draw:stroke="none" svg:stroke-color="#000000" draw:fill="none" draw:fill-color="#ffffff" fo:min-height="1.428cm"/>
    </style:style>
    <style:style style:name="gr16" style:family="graphic" style:parent-style-name="standard">
      <style:graphic-properties draw:stroke="none" svg:stroke-color="#000000" draw:fill="none" draw:fill-color="#ffffff" fo:min-height="0.998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2.197cm"/>
    </style:style>
    <style:style style:name="P1" style:family="paragraph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margin-top="0cm" fo:margin-bottom="0cm" fo:text-indent="0cm"/>
      <style:text-properties fo:font-weight="bold" style:font-weight-asian="bold" style:font-weight-complex="bold"/>
    </style:style>
    <style:style style:name="T1" style:family="text">
      <style:text-properties fo:color="#6699cc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color="#99cc66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color="#ffcc99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96cm" svg:height="9.467cm" svg:x="14.239cm" svg:y="1.981cm">
          <draw:text-box>
            <text:p><text:span text:style-name="T1">if</text:span><text:span text:style-name="T2"> (</text:span><text:span text:style-name="T3">x</text:span><text:span text:style-name="T2"> </text:span><text:span text:style-name="T4">===</text:span><text:span text:style-name="T2"> </text:span><text:span text:style-name="T3">y</text:span><text:span text:style-name="T2">) {</text:span></text:p>
            <text:p><text:span text:style-name="T2"><text:tab/></text:span><text:span text:style-name="T3">a </text:span><text:span text:style-name="T4">=</text:span><text:span text:style-name="T2"> </text:span><text:span text:style-name="T3">b</text:span><text:span text:style-name="T2">;</text:span></text:p>
            <text:p><text:span text:style-name="T2">}</text:span></text:p>
            <text:p><text:span text:style-name="T1">else</text:span><text:span text:style-name="T2"> {</text:span></text:p>
            <text:p><text:span text:style-name="T2"><text:tab/></text:span><text:span text:style-name="T3">b</text:span><text:span text:style-name="T2"> </text:span><text:span text:style-name="T4">=</text:span><text:span text:style-name="T2"> </text:span><text:span text:style-name="T3">a</text:span><text:span text:style-name="T2">;</text:span></text:p>
            <text:p><text:span text:style-name="T2"><text:tab/></text:span><text:span text:style-name="T3">a</text:span><text:span text:style-name="T2"> </text:span><text:span text:style-name="T4">=</text:span><text:span text:style-name="T2"> </text:span><text:span text:style-name="T3">c</text:span><text:span text:style-name="T2">;</text:span></text:p>
            <text:p><text:span text:style-name="T2">}</text:span></text:p>
          </draw:text-box>
        </draw:frame>
        <draw:custom-shape draw:style-name="gr2" draw:text-style-name="P3" xml:id="id1" draw:id="id1" draw:layer="layout" svg:width="2.54cm" svg:height="2.54cm" svg:x="8.99cm" svg:y="7.09cm">
          <text:p text:style-name="P2"><text:span text:style-name="T5">i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54cm" svg:height="2.54cm" svg:x="2.64cm" svg:y="11.77cm">
          <text:p text:style-name="P2"><text:span text:style-name="T6">==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4" xml:id="id5" draw:id="id5" draw:layer="layout" svg:width="2.54cm" svg:height="2.54cm" svg:x="6.19cm" svg:y="19.397cm">
          <text:p text:style-name="P2"><text:span text:style-name="T6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3" draw:id="id3" draw:layer="layout" svg:width="1.27cm" svg:height="1.27cm" svg:x="1.37cm" svg:y="16.596cm">
          <text:p text:style-name="P2"><text:span text:style-name="T5">x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3" xml:id="id4" draw:id="id4" draw:layer="layout" svg:width="1.27cm" svg:height="1.27cm" svg:x="5.18cm" svg:y="16.596cm">
          <text:p text:style-name="P2"><text:span text:style-name="T5">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3" xml:id="id6" draw:id="id6" draw:layer="layout" svg:width="1.27cm" svg:height="1.27cm" svg:x="4.92cm" svg:y="24.096cm">
          <text:p text:style-name="P2"><text:span text:style-name="T5">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3" xml:id="id7" draw:id="id7" draw:layer="layout" svg:width="1.27cm" svg:height="1.27cm" svg:x="8.73cm" svg:y="24.096cm">
          <text:p text:style-name="P2"><text:span text:style-name="T5">b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2" draw:layer="layout" draw:type="line" svg:x1="9.362cm" svg:y1="9.258cm" svg:x2="3.91cm" svg:y2="11.77cm" draw:start-shape="id1" draw:start-glue-point="7" draw:end-shape="id2" draw:end-glue-point="0" svg:d="M9362 9258l-5452 2512">
          <text:p/>
        </draw:connector>
        <draw:connector draw:style-name="gr5" draw:text-style-name="P2" draw:layer="layout" draw:type="line" svg:x1="3.91cm" svg:y1="14.31cm" svg:x2="2.005cm" svg:y2="16.596cm" draw:start-shape="id2" draw:start-glue-point="2" draw:end-shape="id3" draw:end-glue-point="0" svg:d="M3910 14310l-1905 2286">
          <text:p/>
        </draw:connector>
        <draw:connector draw:style-name="gr5" draw:text-style-name="P2" draw:layer="layout" draw:type="line" svg:x1="3.91cm" svg:y1="14.31cm" svg:x2="5.815cm" svg:y2="16.596cm" draw:start-shape="id2" draw:start-glue-point="2" draw:end-shape="id4" draw:end-glue-point="0" svg:d="M3910 14310l1905 2286">
          <text:p/>
        </draw:connector>
        <draw:connector draw:style-name="gr5" draw:text-style-name="P2" draw:layer="layout" draw:type="line" svg:x1="7.46cm" svg:y1="21.937cm" svg:x2="5.555cm" svg:y2="24.096cm" draw:start-shape="id5" draw:start-glue-point="2" draw:end-shape="id6" draw:end-glue-point="0" svg:d="M7460 21937l-1905 2159">
          <text:p/>
        </draw:connector>
        <draw:connector draw:style-name="gr5" draw:text-style-name="P2" draw:layer="layout" draw:type="line" svg:x1="7.46cm" svg:y1="21.937cm" svg:x2="9.365cm" svg:y2="24.096cm" draw:start-shape="id5" draw:start-glue-point="2" draw:end-shape="id7" draw:end-glue-point="0" svg:d="M7460 21937l1905 2159">
          <text:p/>
        </draw:connector>
        <draw:custom-shape draw:style-name="gr3" draw:text-style-name="P2" xml:id="id8" draw:id="id8" draw:layer="layout" svg:width="2.54cm" svg:height="2.54cm" svg:x="11.94cm" svg:y="18.561cm">
          <text:p text:style-name="P2">=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9" draw:id="id9" draw:layer="layout" svg:width="1.27cm" svg:height="1.27cm" svg:x="10.67cm" svg:y="24.06cm">
          <text:p text:style-name="P2"><text:span text:style-name="T5">b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3" xml:id="id10" draw:id="id10" draw:layer="layout" svg:width="1.27cm" svg:height="1.27cm" svg:x="14.48cm" svg:y="24.06cm">
          <text:p text:style-name="P2"><text:span text:style-name="T5">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2" draw:layer="layout" draw:type="line" svg:x1="13.21cm" svg:y1="21.101cm" svg:x2="11.305cm" svg:y2="24.06cm" draw:start-shape="id8" draw:start-glue-point="2" draw:end-shape="id9" draw:end-glue-point="0" svg:d="M13210 21101l-1905 2959">
          <text:p/>
        </draw:connector>
        <draw:connector draw:style-name="gr5" draw:text-style-name="P2" draw:layer="layout" draw:type="line" svg:x1="13.21cm" svg:y1="21.101cm" svg:x2="15.115cm" svg:y2="24.06cm" draw:start-shape="id8" draw:start-glue-point="2" draw:end-shape="id10" draw:end-glue-point="0" svg:d="M13210 21101l1905 2959">
          <text:p/>
        </draw:connector>
        <draw:custom-shape draw:style-name="gr6" draw:text-style-name="P3" xml:id="id11" draw:id="id11" draw:layer="layout" svg:width="2.54cm" svg:height="2.54cm" svg:x="15.994cm" svg:y="11.89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2" draw:layer="layout" draw:type="curve" svg:x1="17.264cm" svg:y1="14.236cm" svg:x2="13.21cm" svg:y2="18.561cm" draw:start-shape="id11" draw:start-glue-point="6" draw:end-shape="id8" draw:end-glue-point="0" svg:d="M17264 14236c0 3394-4054 1232-4054 4325">
          <text:p/>
        </draw:connector>
        <draw:custom-shape draw:style-name="gr3" draw:text-style-name="P2" xml:id="id12" draw:id="id12" draw:layer="layout" svg:width="2.54cm" svg:height="2.54cm" svg:x="17.441cm" svg:y="18.562cm">
          <text:p text:style-name="P2">=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3" draw:id="id13" draw:layer="layout" svg:width="1.27cm" svg:height="1.27cm" svg:x="16.171cm" svg:y="24.061cm">
          <text:p text:style-name="P2"><text:span text:style-name="T5">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3" xml:id="id14" draw:id="id14" draw:layer="layout" svg:width="1.27cm" svg:height="1.27cm" svg:x="19.981cm" svg:y="24.061cm">
          <text:p text:style-name="P2"><text:span text:style-name="T5">c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2" draw:layer="layout" draw:type="line" svg:x1="18.711cm" svg:y1="21.102cm" svg:x2="16.806cm" svg:y2="24.061cm" draw:start-shape="id12" draw:start-glue-point="2" draw:end-shape="id13" draw:end-glue-point="0" svg:d="M18711 21102l-1905 2959">
          <text:p/>
        </draw:connector>
        <draw:connector draw:style-name="gr5" draw:text-style-name="P2" draw:layer="layout" draw:type="line" svg:x1="18.711cm" svg:y1="21.102cm" svg:x2="20.616cm" svg:y2="24.061cm" draw:start-shape="id12" draw:start-glue-point="2" draw:end-shape="id14" draw:end-glue-point="0" svg:d="M18711 21102l1905 2959">
          <text:p/>
        </draw:connector>
        <draw:connector draw:style-name="gr5" draw:text-style-name="P2" draw:layer="layout" draw:type="curve" svg:x1="17.264cm" svg:y1="14.236cm" svg:x2="18.711cm" svg:y2="18.562cm" draw:start-shape="id11" draw:start-glue-point="6" draw:end-shape="id12" draw:end-glue-point="0" svg:d="M17264 14236c0 3394 1447 1232 1447 4326">
          <text:p/>
        </draw:connector>
        <draw:connector draw:style-name="gr5" draw:text-style-name="P2" draw:layer="layout" draw:type="line" svg:x1="11.158cm" svg:y1="9.258cm" svg:x2="17.264cm" svg:y2="11.897cm" draw:start-shape="id1" draw:start-glue-point="9" draw:end-shape="id11" draw:end-glue-point="4" svg:d="M11158 9258l6106 2639">
          <text:p/>
        </draw:connector>
        <draw:frame draw:style-name="gr7" draw:text-style-name="P5" draw:layer="layout" svg:width="5.207cm" svg:height="0.983cm" svg:x="2.651cm" svg:y="10.939cm">
          <draw:text-box>
            <text:p><text:span text:style-name="T5">M1</text:span></text:p>
          </draw:text-box>
        </draw:frame>
        <draw:frame draw:style-name="gr8" draw:text-style-name="P5" draw:layer="layout" svg:width="5.561cm" svg:height="1.715cm" svg:x="8.982cm" svg:y="10.906cm">
          <draw:text-box>
            <text:p><text:span text:style-name="T5">M2</text:span></text:p>
          </draw:text-box>
        </draw:frame>
        <draw:frame draw:style-name="gr9" draw:text-style-name="P7" draw:layer="layout" svg:width="5.207cm" svg:height="1.143cm" svg:x="17.637cm" svg:y="10.906cm">
          <draw:text-box>
            <text:p text:style-name="P6"><text:span text:style-name="T5">M3</text:span></text:p>
          </draw:text-box>
        </draw:frame>
        <draw:frame draw:style-name="gr10" draw:text-style-name="P5" draw:layer="layout" svg:width="3.175cm" svg:height="1.715cm" svg:x="1.373cm" svg:y="18.059cm">
          <draw:text-box>
            <text:p><text:span text:style-name="T5">M1</text:span></text:p>
          </draw:text-box>
        </draw:frame>
        <draw:frame draw:style-name="gr10" draw:text-style-name="P5" draw:layer="layout" svg:width="3.175cm" svg:height="1.715cm" svg:x="5.075cm" svg:y="18.059cm">
          <draw:text-box>
            <text:p><text:span text:style-name="T5">M2</text:span></text:p>
          </draw:text-box>
        </draw:frame>
        <draw:frame draw:style-name="gr11" draw:text-style-name="P5" draw:layer="layout" svg:width="3.175cm" svg:height="1.016cm" svg:x="4.937cm" svg:y="25.511cm">
          <draw:text-box>
            <text:p><text:span text:style-name="T5">M1</text:span></text:p>
          </draw:text-box>
        </draw:frame>
        <draw:frame draw:style-name="gr7" draw:text-style-name="P5" draw:layer="layout" svg:width="3.175cm" svg:height="0.983cm" svg:x="8.747cm" svg:y="25.511cm">
          <draw:text-box>
            <text:p><text:span text:style-name="T5">M2</text:span></text:p>
          </draw:text-box>
        </draw:frame>
        <draw:frame draw:style-name="gr12" draw:text-style-name="P5" draw:layer="layout" svg:width="3.302cm" svg:height="2.447cm" svg:x="10.652cm" svg:y="25.493cm">
          <draw:text-box>
            <text:p><text:span text:style-name="T5">M1</text:span></text:p>
          </draw:text-box>
        </draw:frame>
        <draw:frame draw:style-name="gr13" draw:text-style-name="P5" draw:layer="layout" svg:width="3.175cm" svg:height="1.159cm" svg:x="14.462cm" svg:y="25.511cm">
          <draw:text-box>
            <text:p><text:span text:style-name="T5">M2</text:span></text:p>
          </draw:text-box>
        </draw:frame>
        <draw:frame draw:style-name="gr10" draw:text-style-name="P5" draw:layer="layout" svg:width="3.175cm" svg:height="1.715cm" svg:x="16.24cm" svg:y="25.484cm">
          <draw:text-box>
            <text:p><text:span text:style-name="T5">M1</text:span></text:p>
          </draw:text-box>
        </draw:frame>
        <draw:frame draw:style-name="gr14" draw:text-style-name="P5" draw:layer="layout" svg:width="3.175cm" svg:height="1.778cm" svg:x="19.98cm" svg:y="25.379cm">
          <draw:text-box>
            <text:p><text:span text:style-name="T5">M2</text:span></text:p>
          </draw:text-box>
        </draw:frame>
        <draw:frame draw:style-name="gr15" draw:text-style-name="P5" draw:layer="layout" svg:width="3.175cm" svg:height="2.447cm" svg:x="10.652cm" svg:y="18.592cm">
          <draw:text-box>
            <text:p><text:span text:style-name="T5">C1</text:span></text:p>
          </draw:text-box>
        </draw:frame>
        <draw:frame draw:style-name="gr16" draw:text-style-name="P5" draw:layer="layout" svg:width="3.175cm" svg:height="1.248cm" svg:x="16.113cm" svg:y="18.548cm">
          <draw:text-box>
            <text:p><text:span text:style-name="T5">C2</text:span></text:p>
          </draw:text-box>
        </draw:frame>
        <draw:custom-shape draw:style-name="gr17" draw:text-style-name="P3" xml:id="id15" draw:id="id15" draw:layer="layout" svg:width="3.81cm" svg:height="3.81cm" svg:x="2.114cm" svg:y="2.027cm">
          <text:p text:style-name="P2"><text:span text:style-name="T5">Progra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8" draw:text-style-name="P2" draw:layer="layout" draw:type="curve" svg:x1="4.019cm" svg:y1="5.536cm" svg:x2="8.99cm" svg:y2="8.36cm" draw:start-shape="id15" draw:start-glue-point="6" draw:end-shape="id1" draw:end-glue-point="6" svg:d="M4019 5536c0 1883 1657 2824 4971 2824">
          <text:p/>
        </draw:connector>
        <draw:frame draw:style-name="gr19" draw:text-style-name="P5" draw:layer="layout" svg:width="2.264cm" svg:height="2.447cm" svg:x="9.636cm" svg:y="6.173cm">
          <draw:text-box>
            <text:p><text:span text:style-name="T5">C1</text:span></text:p>
          </draw:text-box>
        </draw:frame>
        <draw:custom-shape draw:style-name="gr6" draw:text-style-name="P3" xml:id="id16" draw:id="id16" draw:layer="layout" svg:width="2.54cm" svg:height="2.54cm" svg:x="9.001cm" svg:y="11.795cm">
          <text:p/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8" draw:text-style-name="P2" draw:layer="layout" draw:type="curve" svg:x1="10.271cm" svg:y1="14.134cm" svg:x2="7.46cm" svg:y2="19.397cm" draw:start-shape="id16" draw:start-glue-point="6" draw:end-shape="id5" draw:end-glue-point="0" svg:d="M10271 14134c0 4098-2811 1467-2811 5263">
          <text:p/>
        </draw:connector>
        <draw:frame draw:style-name="gr15" draw:text-style-name="P5" draw:layer="layout" svg:width="3.175cm" svg:height="2.447cm" svg:x="5.064cm" svg:y="20.05cm">
          <draw:text-box>
            <text:p><text:span text:style-name="T5">C1</text:span></text:p>
          </draw:text-box>
        </draw:frame>
        <draw:connector draw:style-name="gr18" draw:text-style-name="P2" draw:layer="layout" draw:type="line" svg:x1="10.26cm" svg:y1="9.63cm" svg:x2="10.271cm" svg:y2="11.795cm" draw:start-shape="id1" draw:start-glue-point="8" draw:end-shape="id16" draw:end-glue-point="4" svg:d="M10260 9630l11 21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9T11:49:48.20</meta:creation-date>
    <dc:date>2019-10-21T08:47:30.94</dc:date>
    <meta:editing-duration>PT29M27S</meta:editing-duration>
    <meta:editing-cycles>6</meta:editing-cycles>
    <meta:generator>OpenOffice/4.1.3$Win32 OpenOffice.org_project/413m1$Build-9783</meta:generator>
    <meta:document-statistic meta:object-count="47"/>
  </office:meta>
</office:document-meta>
</file>